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aleway" svg:font-family="Raleway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688cm" style:contextual-spacing="false" fo:orphans="2" fo:widows="2" fo:text-indent="0cm" style:auto-text-indent="false" fo:padding="0cm" fo:border="none"/>
    </style:style>
    <style:style style:name="P2" style:family="paragraph" style:parent-style-name="Text_20_body" style:list-style-name="L1">
      <style:paragraph-properties fo:margin-left="0cm" fo:margin-right="0cm" fo:margin-top="0cm" fo:margin-bottom="0.688cm" style:contextual-spacing="false" fo:orphans="2" fo:widows="2" fo:text-indent="0cm" style:auto-text-indent="false" fo:padding="0cm" fo:border="none"/>
    </style:style>
    <style:style style:name="P3" style:family="paragraph" style:parent-style-name="Text_20_body">
      <style:paragraph-properties fo:margin-left="0cm" fo:margin-right="0cm" fo:margin-top="0cm" fo:margin-bottom="0.688cm" style:contextual-spacing="false" fo:orphans="2" fo:widows="2" fo:text-indent="0cm" style:auto-text-indent="false" fo:padding="0cm" fo:border="none"/>
      <style:text-properties fo:font-variant="normal" fo:text-transform="none" fo:color="#666666" style:font-name="Raleway" fo:font-size="12pt" fo:letter-spacing="normal" fo:font-style="normal" fo:font-weight="normal"/>
    </style:style>
    <style:style style:name="P4" style:family="paragraph" style:parent-style-name="Text_20_body" style:list-style-name="L1">
      <style:paragraph-properties fo:margin-left="0cm" fo:margin-right="0cm" fo:margin-top="0cm" fo:margin-bottom="0.688cm" style:contextual-spacing="false" fo:orphans="2" fo:widows="2" fo:text-indent="0cm" style:auto-text-indent="false" fo:padding="0cm" fo:border="none"/>
      <style:text-properties fo:font-variant="normal" fo:text-transform="none" fo:color="#666666" style:font-name="Raleway" fo:font-size="12pt" fo:letter-spacing="normal" fo:font-style="normal" fo:font-weight="normal"/>
    </style:style>
    <style:style style:name="P5" style:family="paragraph" style:parent-style-name="Text_20_body" style:list-style-name="L1">
      <style:paragraph-properties fo:margin-top="0cm" fo:margin-bottom="0.688cm" style:contextual-spacing="false" fo:orphans="2" fo:widows="2" fo:padding="0cm" fo:border="none"/>
      <style:text-properties fo:font-variant="normal" fo:text-transform="none" fo:color="#666666" style:font-name="Raleway" fo:font-size="12pt" fo:letter-spacing="normal" fo:font-style="normal" fo:font-weight="normal"/>
    </style:style>
    <style:style style:name="P6" style:family="paragraph" style:parent-style-name="Text_20_body" style:list-style-name="L2">
      <style:paragraph-properties fo:margin-top="0cm" fo:margin-bottom="0.688cm" style:contextual-spacing="false" fo:orphans="2" fo:widows="2" fo:padding="0cm" fo:border="none"/>
      <style:text-properties fo:font-variant="normal" fo:text-transform="none" fo:color="#666666" style:font-name="Raleway" fo:font-size="12pt" fo:letter-spacing="normal" fo:font-style="normal" fo:font-weight="normal"/>
    </style:style>
    <style:style style:name="T1" style:family="text">
      <style:text-properties fo:font-variant="normal" fo:text-transform="none" fo:color="#666666" style:font-name="Raleway" fo:font-size="12pt" fo:letter-spacing="normal" fo:font-style="normal" fo:font-weight="bold"/>
    </style:style>
    <style:style style:name="T2" style:family="text">
      <style:text-properties fo:font-variant="normal" fo:text-transform="none" fo:color="#666666" style:font-name="Raleway" fo:font-size="12pt" fo:letter-spacing="normal" fo:font-style="normal" fo:font-weight="bold" officeooo:rsid="001d576a"/>
    </style:style>
    <text:list-style style:name="L1">
      <text:list-level-style-bullet text:level="1" text:style-name="Bullet_20_Symbols" style:num-suffix="." text:bullet-char="•">
        <style:list-level-properties text:space-before="1.058cm"/>
      </text:list-level-style-bullet>
      <text:list-level-style-number text:level="2" text:style-name="Numbering_20_Symbols" style:num-suffix="." style:num-format="1">
        <style:list-level-properties text:space-before="2.117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1.058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trong_20_Emphasis"><text:span text:style-name="T1">Hadoop 2.x </text:span></text:span><text:span text:style-name="Strong_20_Emphasis"><text:span text:style-name="T2">Components:</text:span></text:span></text:p>
      <text:p text:style-name="P3">Hadoop Common Module is a Hadoop Base API (A Jar file) for all Hadoop Components. All other components works on top of this module.</text:p>
      <text:list xml:id="list4019049939742871846" text:style-name="L2">
        <text:list-item>
          <text:p text:style-name="P6">HDFS stands for Hadoop Distributed File System. It is also know as HDFS V2 as it is part of Hadoop 2.x with some enhanced features. It is used as a Distributed Storage System in Hadoop Architecture.</text:p>
        </text:list-item>
        <text:list-item>
          <text:p text:style-name="P6">YARN stands for Yet Another Resource Negotiator. It is new Component in Hadoop 2.x Architecture. It is also know as “MR V2”.</text:p>
        </text:list-item>
        <text:list-item>
          <text:p text:style-name="P6">MapReduce is a Batch Processing or Distributed Data Processing Module. It is also know as “MR V1” as it is part of Hadoop 1.x with some updated features.</text:p>
        </text:list-item>
        <text:list-item>
          <text:p text:style-name="P6">Remaining all Hadoop Ecosystem components work on top of these three major components: HDFS, YARN and MapReduce. </text:p>
        </text:list-item>
      </text:list>
      <text:p text:style-name="P1"><text:span text:style-name="Strong_20_Emphasis"><text:span text:style-name="T2"/></text:span></text:p>
      <text:list xml:id="list171709293713426971" text:style-name="L1">
        <text:list-header>
          <text:p text:style-name="P2"><text:span text:style-name="Strong_20_Emphasis"><text:span text:style-name="T1">Resource Manager:</text:span></text:span></text:p>
        </text:list-header>
        <text:list-item>
          <text:p text:style-name="P4">Resource Manager is a Per-Cluster Level Component.</text:p>
        </text:list-item>
        <text:list-item>
          <text:p text:style-name="P5">Resource Manager is again divided into two components:</text:p>
          <text:list>
            <text:list-item>
              <text:p text:style-name="P4">Scheduler</text:p>
            </text:list-item>
            <text:list-item>
              <text:p text:style-name="P5">Application Manager</text:p>
            </text:list-item>
          </text:list>
        </text:list-item>
        <text:list-item>
          <text:p text:style-name="P5">Resource Manager’s Scheduler is :</text:p>
          <text:list>
            <text:list-item>
              <text:p text:style-name="P4">Responsible to schedule required resources to Applications (that is Per-Application Master).</text:p>
            </text:list-item>
            <text:list-item>
              <text:p text:style-name="P5">It does only scheduling.</text:p>
            </text:list-item>
            <text:list-item>
              <text:p text:style-name="P5">It does care about monitoring or tracking of those Applications.</text:p>
            </text:list-item>
          </text:list>
          <text:p text:style-name="P2"><text:soft-page-break/><text:span text:style-name="Strong_20_Emphasis"><text:span text:style-name="T1">Application Master:</text:span></text:span></text:p>
        </text:list-item>
        <text:list-item>
          <text:p text:style-name="P5">Application Master is a per-application level component. It is responsible for:</text:p>
          <text:list>
            <text:list-item>
              <text:p text:style-name="P4">Managing assigned Application Life cycle.</text:p>
            </text:list-item>
            <text:list-item>
              <text:p text:style-name="P5">It interacts with both Resource Manager’s Scheduler and Node Manager</text:p>
            </text:list-item>
            <text:list-item>
              <text:p text:style-name="P5">It interacts with Scheduler to acquire required resources.</text:p>
            </text:list-item>
            <text:list-item>
              <text:p text:style-name="P5">It interacts with Node Manager to execute assigned tasks and monitor those task’s status.</text:p>
            </text:list-item>
          </text:list>
          <text:p text:style-name="P2"><text:span text:style-name="Strong_20_Emphasis"><text:span text:style-name="T1">Node Manager:</text:span></text:span></text:p>
        </text:list-item>
        <text:list-item>
          <text:p text:style-name="P5">Node Manager is a Per-Node Level component.</text:p>
        </text:list-item>
        <text:list-item>
          <text:p text:style-name="P5">It is responsible for:</text:p>
          <text:list>
            <text:list-item>
              <text:p text:style-name="P4">Managing the life-cycle of the Container.</text:p>
            </text:list-item>
            <text:list-item>
              <text:p text:style-name="P5">Monitoring each Container’s Resources utilization.</text:p>
            </text:list-item>
          </text:list>
          <text:p text:style-name="P2"><text:span text:style-name="Strong_20_Emphasis"><text:span text:style-name="T1">Container:</text:span></text:span></text:p>
        </text:list-item>
        <text:list-item>
          <text:p text:style-name="P5">Each Master Node or Slave Node contains set of Containers. In this diagram, Main Node’s Name Node is not showing the Containers. However, it also contains a set of Containers.</text:p>
        </text:list-item>
        <text:list-item>
          <text:p text:style-name="P5">Container is a portion of Memory in HDFS (Either Name Node or Data Node).</text:p>
        </text:list-item>
      </text:list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Raleway" svg:font-family="Raleway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2T14:59:52.297873015</meta:creation-date>
    <dc:date>2017-07-02T15:06:06.917770313</dc:date>
    <meta:editing-duration>P0D</meta:editing-duration>
    <meta:editing-cycles>1</meta:editing-cycles>
    <meta:document-statistic meta:table-count="0" meta:image-count="0" meta:object-count="0" meta:page-count="2" meta:paragraph-count="30" meta:word-count="326" meta:character-count="1923" meta:non-whitespace-character-count="1651"/>
    <meta:generator>LibreOffice/4.2.8.2$Linux_X86_64 LibreOffice_project/420m0$Build-2</meta:generator>
  </office:meta>
</office:document-meta>
</file>